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P2" style:family="paragraph" style:parent-style-name="Standard">
      <style:text-properties fo:font-size="11pt" officeooo:rsid="00150f14" officeooo:paragraph-rsid="00150f14" style:font-size-asian="11pt" style:font-size-complex="11pt"/>
    </style:style>
    <style:style style:name="T1" style:family="text">
      <style:text-properties officeooo:rsid="0015fd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 AM signal;</text:p>
      <text:p text:style-name="P2"/>
      <text:p text:style-name="P2">Average sideband <text:s/>amplitude = (0.05 +0.02)/2 = 0.035V</text:p>
      <text:p text:style-name="P2"/>
      <text:p text:style-name="P2"/>
      <text:p text:style-name="P2"/>
      <text:p text:style-name="P2">modulation <text:s/>index = (0.035 * 2)/0.1</text:p>
      <text:p text:style-name="P2"/>
      <text:p text:style-name="P2"><text:s text:c="30"/>= 0.7</text:p>
      <text:p text:style-name="P2"/>
      <text:p text:style-name="P2"/>
      <text:p text:style-name="P2">For FM signal modulation index can not be estimated since the parameters available are suited for AM signal analys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1pt" officeooo:rsid="000f7e7e" officeooo:paragraph-rsid="000f7e7e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hilip Sisa M. sisaphilip@gmail.co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06.069353443</meta:creation-date>
    <dc:date>2023-05-15T02:03:45.529399457</dc:date>
    <meta:editing-duration>PT1H32M3S</meta:editing-duration>
    <meta:editing-cycles>10</meta:editing-cycles>
    <meta:generator>LibreOffice/7.5.2.2$Linux_X86_64 LibreOffice_project/50$Build-2</meta:generator>
    <meta:document-statistic meta:table-count="0" meta:image-count="0" meta:object-count="0" meta:page-count="1" meta:paragraph-count="6" meta:word-count="42" meta:character-count="289" meta:non-whitespace-character-count="221"/>
  </office:meta>
</office:document-meta>
</file>